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fr" fo:country="FR" fo:font-weight="normal" style:font-size-asian="10.5pt" style:language-asian="zh" style:country-asian="CN" style:font-weight-asian="normal" style:font-name-complex="Times New Roman" style:font-size-complex="12pt" style:language-complex="hi" style:country-complex="IN" style:font-weight-complex="normal"/>
    </style:style>
    <style:style style:name="P2" style:family="paragraph" style:parent-style-name="Standard">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 style:family="paragraph" style:parent-style-name="Standard">
      <style:text-properties style:font-name="Times New Roman" fo:font-size="12pt" fo:language="fr" fo:country="FR" fo:font-weight="normal" style:font-size-asian="12pt" style:font-weight-asian="normal" style:font-name-complex="Times New Roman" style:font-weight-complex="normal"/>
    </style:style>
    <style:style style:name="P4" style:family="paragraph" style:parent-style-name="Standard">
      <style:text-properties style:font-name="Times New Roman" fo:font-size="12pt" fo:language="fr" fo:country="FR" style:font-size-asian="12pt" style:font-name-complex="Times New Roman"/>
    </style:style>
    <style:style style:name="P5" style:family="paragraph" style:parent-style-name="Standard">
      <style:text-properties style:font-name="Times New Roman" fo:font-size="12pt" fo:language="fr" fo:country="FR" fo:font-weight="bold" style:font-size-asian="12pt" style:font-weight-asian="bold" style:font-name-complex="Times New Roman"/>
    </style:style>
    <style:style style:name="P6" style:family="paragraph" style:parent-style-name="Standard">
      <style:text-properties style:font-name="Times New Roman" fo:font-size="12pt" fo:language="fr" fo:country="FR" fo:font-weight="bold" style:font-size-asian="12pt" style:font-weight-asian="bold" style:font-name-complex="Times New Roman" style:font-weight-complex="bold"/>
    </style:style>
    <style:style style:name="P7" style:family="paragraph" style:parent-style-name="Standard">
      <style:text-properties style:font-name="Times New Roman" fo:font-size="18pt" fo:language="fr" fo:country="FR" style:font-size-asian="18pt" style:font-name-complex="Times New Roman"/>
    </style:style>
    <style:style style:name="P8" style:family="paragraph" style:parent-style-name="Standard">
      <style:text-properties style:font-name="Times New Roman" fo:font-size="18pt" fo:language="fr" fo:country="FR" fo:font-weight="bold" style:font-size-asian="18pt" style:font-weight-asian="bold" style:font-name-complex="Times New Roman" style:font-size-complex="18pt" style:font-weight-complex="bold"/>
    </style:style>
    <style:style style:name="P9" style:family="paragraph" style:parent-style-name="Standard">
      <style:text-properties fo:color="#0000ff" style:font-name="Times New Roman" fo:font-size="12pt" fo:language="fr" fo:country="FR" style:font-size-asian="12pt" style:font-name-complex="Times New Roman"/>
    </style:style>
    <style:style style:name="P10" style:family="paragraph" style:parent-style-name="Standard">
      <style:text-properties fo:color="#008000" style:font-name="Times New Roman" fo:font-size="12pt" fo:language="fr" fo:country="FR" style:font-size-asian="12pt" style:font-name-complex="Times New Roman"/>
    </style:style>
    <style:style style:name="P11" style:family="paragraph" style:parent-style-name="Standard" style:master-page-name="Standard">
      <style:paragraph-properties style:page-number="auto"/>
      <style:text-properties style:font-name="Times New Roman" fo:font-size="12pt" fo:language="fr" fo:country="FR" style:font-size-asian="12pt" style:font-name-complex="Times New Roman"/>
    </style:style>
    <style:style style:name="P12" style:family="paragraph" style:parent-style-name="Standard">
      <style:text-properties style:font-name="Times New Roman" fo:font-size="12pt" fo:language="fr" fo:country="FR" style:font-size-asian="12pt" style:font-name-complex="Times New Roman"/>
    </style:style>
    <style:style style:name="P13" style:family="paragraph" style:parent-style-name="Standard" style:list-style-name="L1">
      <style:text-properties style:font-name="Times New Roman" fo:font-size="12pt" fo:language="fr" fo:country="FR" style:font-size-asian="12pt" style:font-name-complex="Times New Roman"/>
    </style:style>
    <style:style style:name="P14" style:family="paragraph" style:parent-style-name="Standard">
      <style:paragraph-properties style:line-height-at-least="0cm"/>
      <style:text-properties style:font-name="Times New Roman" fo:font-size="12pt" fo:language="fr" fo:country="FR" style:font-size-asian="12pt" style:font-name-complex="Times New Roman"/>
    </style:style>
    <style:style style:name="P15" style:family="paragraph" style:parent-style-name="Standard">
      <style:text-properties style:font-name="Times New Roman" fo:font-size="12pt" fo:language="fr" fo:country="FR" fo:font-weight="normal" style:font-size-asian="12pt" style:font-weight-asian="normal" style:font-name-complex="Times New Roman" style:font-weight-complex="normal"/>
    </style:style>
    <style:style style:name="P16" style:family="paragraph" style:parent-style-name="Standard" style:list-style-name="L2">
      <style:text-properties style:font-name="Times New Roman" fo:font-size="12pt" fo:language="fr" fo:country="FR" fo:font-weight="normal" style:font-size-asian="12pt" style:font-weight-asian="normal" style:font-name-complex="Times New Roman" style:font-weight-complex="normal"/>
    </style:style>
    <style:style style:name="P17" style:family="paragraph" style:parent-style-name="Standard" style:list-style-name="L3">
      <style:text-properties style:font-name="Times New Roman" fo:font-size="12pt" fo:language="fr" fo:country="FR" fo:font-weight="normal" style:font-size-asian="12pt" style:font-weight-asian="normal" style:font-name-complex="Times New Roman" style:font-weight-complex="normal"/>
    </style:style>
    <style:style style:name="P18" style:family="paragraph" style:parent-style-name="Standard" style:list-style-name="L4">
      <style:text-properties style:font-name="Times New Roman" fo:font-size="12pt" fo:language="fr" fo:country="FR" fo:font-weight="normal" style:font-size-asian="12pt" style:font-weight-asian="normal" style:font-name-complex="Times New Roman" style:font-weight-complex="normal"/>
    </style:style>
    <style:style style:name="P19" style:family="paragraph" style:parent-style-name="Standard">
      <style:paragraph-properties style:line-height-at-least="0cm"/>
      <style:text-properties style:font-name="Times New Roman" fo:font-size="12pt" fo:language="fr" fo:country="FR" fo:font-weight="normal" style:font-size-asian="12pt" style:font-weight-asian="normal" style:font-name-complex="Times New Roman" style:font-weight-complex="normal"/>
    </style:style>
    <style:style style:name="P20" style:family="paragraph" style:parent-style-name="Standard">
      <style:text-properties style:font-name="Times New Roman" fo:font-size="12pt" fo:language="fr" fo:country="FR" fo:font-weight="normal" style:font-size-asian="12pt" style:font-weight-asian="normal" style:font-name-complex="Times New Roman" style:font-size-complex="12pt" style:font-weight-complex="normal"/>
    </style:style>
    <style:style style:name="P21" style:family="paragraph" style:parent-style-name="Standard">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22" style:family="paragraph" style:parent-style-name="Standard" style:list-style-name="L5">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23" style:family="paragraph" style:parent-style-name="Standard" style:list-style-name="L6">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24" style:family="paragraph" style:parent-style-name="Standard" style:list-style-name="L7">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25" style:family="paragraph" style:parent-style-name="Standard">
      <style:text-properties style:font-name="Times New Roman" fo:font-size="12pt" fo:language="fr" fo:country="FR" fo:font-weight="bold" style:font-size-asian="12pt" style:font-weight-asian="bold" style:font-name-complex="Times New Roman" style:font-weight-complex="bold"/>
    </style:style>
    <style:style style:name="P26" style:family="paragraph" style:parent-style-name="Standard">
      <style:text-properties style:font-name="Times New Roman" fo:font-size="18pt" fo:language="fr" fo:country="FR" fo:font-weight="bold" style:font-size-asian="18pt" style:font-weight-asian="bold" style:font-name-complex="Times New Roman" style:font-size-complex="18pt"/>
    </style:style>
    <style:style style:name="P27" style:family="paragraph" style:parent-style-name="Standard">
      <style:text-properties style:font-name="Times New Roman" fo:font-size="10pt" fo:language="fr" fo:country="FR" style:font-size-asian="10pt" style:font-name-complex="Times New Roman" style:font-size-complex="10pt"/>
    </style:style>
    <style:style style:name="P28" style:family="paragraph" style:parent-style-name="Standard">
      <style:text-properties style:font-name="Times New Roman" fo:font-size="10pt" fo:language="fr" fo:country="FR" style:text-underline-style="solid" style:text-underline-width="auto" style:text-underline-color="font-color" fo:font-weight="normal" style:font-size-asian="10pt" style:font-weight-asian="normal" style:font-name-complex="Times New Roman" style:font-size-complex="10pt" style:font-weight-complex="normal"/>
    </style:style>
    <style:style style:name="P29" style:family="paragraph" style:parent-style-name="Standard" style:list-style-name="L1">
      <style:text-properties style:use-window-font-color="true" style:font-name="Times New Roman" fo:font-size="12pt" fo:language="fr" fo:country="FR" style:font-size-asian="12pt" style:font-name-complex="Times New Roman"/>
    </style:style>
    <style:style style:name="P30" style:family="paragraph" style:parent-style-name="Standard" style:list-style-name="L1">
      <style:text-properties style:use-window-font-color="true" style:font-name="Times New Roman" fo:font-size="12pt" fo:language="fr" fo:country="FR" fo:background-color="transparent" style:font-size-asian="12pt" style:font-name-complex="Times New Roman"/>
    </style:style>
    <style:style style:name="P31" style:family="paragraph" style:parent-style-name="Standard">
      <style:text-properties style:use-window-font-color="true" fo:font-size="10pt" style:font-size-asian="10pt" style:font-size-complex="10pt"/>
    </style:style>
    <style:style style:name="P32" style:family="paragraph" style:parent-style-name="Standard">
      <style:text-properties fo:color="#ff0000"/>
    </style:style>
    <style:style style:name="P33" style:family="paragraph" style:parent-style-name="Standard" style:list-style-name="L1">
      <style:text-properties fo:color="#ff0000" style:font-name="Times New Roman" fo:font-size="12pt" fo:language="fr" fo:country="FR" style:font-size-asian="12pt" style:font-name-complex="Times New Roman"/>
    </style:style>
    <style:style style:name="P34" style:family="paragraph" style:parent-style-name="Standard" style:list-style-name="L1">
      <style:text-properties fo:color="#ff0000" style:font-name="Times New Roman" fo:font-size="12pt" fo:language="fr" fo:country="FR" fo:background-color="transparent" style:font-size-asian="12pt" style:font-name-complex="Times New Roman"/>
    </style:style>
    <style:style style:name="P35" style:family="paragraph" style:parent-style-name="Standard">
      <style:text-properties fo:font-size="10pt" style:font-size-asian="10pt"/>
    </style:style>
    <style:style style:name="P36" style:family="paragraph" style:parent-style-name="Standard">
      <style:text-properties fo:font-size="10pt" style:font-size-asian="10pt" style:font-size-complex="10pt"/>
    </style:style>
    <style:style style:name="P37" style:family="paragraph" style:parent-style-name="Standard">
      <style:text-properties fo:font-size="18pt" fo:font-weight="bold" style:font-size-asian="18pt" style:font-weight-asian="bold"/>
    </style:style>
    <style:style style:name="P38" style:family="paragraph" style:parent-style-name="Standard">
      <style:paragraph-properties style:line-height-at-least="0cm"/>
      <style:text-properties fo:font-size="18pt" fo:font-weight="bold" style:font-size-asian="18pt" style:font-weight-asian="bold"/>
    </style:style>
    <style:style style:name="P39" style:family="paragraph" style:parent-style-name="Standard">
      <style:paragraph-properties style:line-height-at-least="0cm"/>
      <style:text-properties fo:color="#0000ff"/>
    </style:style>
    <style:style style:name="P40" style:family="paragraph" style:parent-style-name="Standard" style:list-style-name="WW8Num1">
      <style:text-properties fo:color="#0000ff"/>
    </style:style>
    <style:style style:name="P41" style:family="paragraph" style:parent-style-name="Standard">
      <style:text-properties fo:font-size="11pt" style:font-size-asian="11pt"/>
    </style:style>
    <style:style style:name="P42" style:family="paragraph" style:parent-style-name="Standard">
      <style:paragraph-properties style:line-height-at-least="0cm"/>
      <style:text-properties fo:font-size="11pt" style:font-size-asian="11pt"/>
    </style:style>
    <style:style style:name="P43" style:family="paragraph" style:parent-style-name="Standard">
      <style:text-properties fo:color="#008000" style:font-name="Times New Roman" fo:font-size="12pt" fo:language="fr" fo:country="FR" style:font-size-asian="12pt" style:font-name-complex="Times New Roman"/>
    </style:style>
    <style:style style:name="P44" style:family="paragraph" style:parent-style-name="Standard">
      <style:text-properties fo:color="#008000" style:font-name="Times New Roman" fo:font-size="12pt" fo:language="fr" fo:country="FR" fo:font-weight="normal" style:font-size-asian="12pt" style:font-weight-asian="normal" style:font-name-complex="Times New Roman" style:font-weight-complex="normal"/>
    </style:style>
    <style:style style:name="P45" style:family="paragraph" style:parent-style-name="Standard" style:list-style-name="WW8Num1"/>
    <style:style style:name="P46" style:family="paragraph" style:parent-style-name="Standard" style:list-style-name="WW8Num1">
      <style:paragraph-properties style:line-height-at-least="0.212cm"/>
    </style:style>
    <style:style style:name="P47" style:family="paragraph" style:parent-style-name="Standard" style:list-style-name="WW8Num1">
      <style:paragraph-properties fo:margin-left="1.27cm" fo:margin-right="0cm" style:line-height-at-least="0.212cm" fo:text-indent="0cm" style:auto-text-indent="false"/>
    </style:style>
    <style:style style:name="P48" style:family="paragraph" style:parent-style-name="Standard" style:list-style-name="WW8Num1">
      <style:paragraph-properties fo:margin-left="1.27cm" fo:margin-right="0cm" style:line-height-at-least="0.212cm" fo:text-indent="0cm" style:auto-text-indent="false"/>
      <style:text-properties fo:color="#0000ff"/>
    </style:style>
    <style:style style:name="P49" style:family="paragraph" style:parent-style-name="Standard" style:list-style-name="WW8Num1">
      <style:paragraph-properties fo:margin-left="1.27cm" fo:margin-right="0cm" style:line-height-at-least="0cm" fo:text-indent="0cm" style:auto-text-indent="false"/>
      <style:text-properties fo:color="#0000ff"/>
    </style:style>
    <style:style style:name="P50" style:family="paragraph" style:parent-style-name="Standard" style:list-style-name="WW8Num1">
      <style:paragraph-properties fo:margin-left="1.27cm" fo:margin-right="0cm" style:line-height-at-least="0cm" fo:text-indent="0cm" style:auto-text-indent="false"/>
    </style:style>
    <style:style style:name="P51" style:family="paragraph" style:parent-style-name="Standard" style:list-style-name="WW8Num1">
      <style:paragraph-properties fo:margin-left="1.259cm" fo:margin-right="0cm" fo:text-indent="-0.63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15pt" style:font-size-asian="15pt" style:font-size-complex="15pt"/>
    </style:style>
    <style:style style:name="T6" style:family="text">
      <style:text-properties fo:font-weight="normal" style:font-weight-asian="normal" style:font-weight-complex="normal"/>
    </style:style>
    <style:style style:name="T7" style:family="text">
      <style:text-properties fo:color="#0000ff"/>
    </style:style>
    <style:style style:name="T8" style:family="text">
      <style:text-properties fo:color="#0000ff" style:font-name="Times New Roman" fo:font-size="12pt" fo:language="fr" fo:country="FR" style:font-size-asian="12pt" style:font-name-complex="Times New Roman"/>
    </style:style>
    <style:style style:name="T9" style:family="text">
      <style:text-properties style:use-window-font-color="true"/>
    </style:style>
    <style:style style:name="T10" style:family="text">
      <style:text-properties fo:color="#ff0000"/>
    </style:style>
    <style:style style:name="T11" style:family="text">
      <style:text-properties fo:color="#008000"/>
    </style:style>
    <style:style style:name="T12" style:family="text">
      <style:text-properties fo:color="#008000" style:font-name="Times New Roman" fo:font-size="12pt" fo:language="fr" fo:country="FR" style:font-size-asian="12pt" style:font-name-complex="Times New Roman"/>
    </style:style>
    <style:style style:name="T13" style:family="text">
      <style:text-properties style:font-name="Times New Roman" fo:font-size="12pt" fo:language="fr" fo:country="FR" style:font-size-asian="12pt"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n gras, le numéro des hauts parleurs</text:p>
      <text:p text:style-name="P4">textes= locuteur</text:p>
      <text:p text:style-name="P4">parties= a b c d,...</text:p>
      <text:p text:style-name="P4">extraits= 01 02 03... </text:p>
      <text:p text:style-name="P4"/>
      <text:p text:style-name="P9">bleu <text:span text:style-name="T9">= à vérifier que cela fonctionne selon l'écoute</text:span></text:p>
      <text:p text:style-name="P9"><text:span text:style-name="T10">rouge</text:span><text:span text:style-name="T9"> = question à résoudre</text:span></text:p>
      <text:p text:style-name="P4"><text:span text:style-name="T11">vert</text:span> = questions</text:p>
      <text:p text:style-name="P4"/>
      <text:p text:style-name="P32"><text:span text:style-name="T13">Un Haut parleur ne peut recevoir qu'une consigne à la foi </text:span></text:p>
      <text:p text:style-name="P32"><text:span text:style-name="T11">Comment ajuster le nombre de texte lu en même temps ?</text:span></text:p>
      <text:p text:style-name="Standard">Les taux de chance ne sont pas équilibrés : ) , est-ce grave ?</text:p>
      <text:p text:style-name="P44">=&gt; il serait intéressant de faire un décalage pour que tout les textes ne commencent pas à temps0 ?</text:p>
      <text:p text:style-name="Standard"/>
      <text:p text:style-name="Standard">« Texte de substance » : textes qui apparaîssent très souvent sous la forme de fragments assez courts et qui donne une impression globale de brouhaha. (fr, vt, ji)</text:p>
      <text:p text:style-name="P4">Il serait peut être intéressant de déterminer qu’au bout de 7 à 12 min, ces textes ne soient pas joués pendant 3 à 5 min afin de changer le rythme, et laisser apparaître d’autres formes.</text:p>
      <text:p text:style-name="P4"/>
      <text:p text:style-name="P7">Götz = go.</text:p>
      <text:p text:style-name="P4"/>
      <text:p text:style-name="P27">Texte sous la forme de récit. Il principalement joué sur les HP <text:span text:style-name="T2">1 2 3 4</text:span>, en dehors du bassin. I</text:p>
      <text:p text:style-name="P27">l forme par sa longueur et son caractère narratif une structure à l'ensemble du dispositif. </text:p>
      <text:p text:style-name="P27">Il est joué souvent à un volume faible comme un récit raconté au creux de l’oriel.</text:p>
      <text:p text:style-name="P4"/>
      <text:list xml:id="list6900996361" text:style-name="L1">
        <text:list-item>
          <text:p text:style-name="P13">composé de 7 parties (de a à g)</text:p>
        </text:list-item>
        <text:list-item>
          <text:p text:style-name="P13">les parties doivent êtres jouée dans leurs intégralité (pour ce texte, le découpage en extrait permet d'attribuer un haut parler)</text:p>
        </text:list-item>
        <text:list-item>
          <text:p text:style-name="P13">les parties peuvent être joués à un intervalle de temps compris entre <text:span text:style-name="T7">6 et 12 min</text:span></text:p>
        </text:list-item>
        <text:list-item>
          <text:p text:style-name="P29">les parties doivent être jouées impérativement dans leurs suite linéaire (la a puis la b, puis la c, etc)</text:p>
        </text:list-item>
        <text:list-item>
          <text:p text:style-name="P33">la lecture de la dernière partie est le signale de fin, tout est remis à 0, et reprend du début.</text:p>
        </text:list-item>
        <text:list-item>
          <text:p text:style-name="P34">Lorsqu'il est joué il y a moins de pistes joués dans le bassin ?</text:p>
        </text:list-item>
        <text:list-item>
          <text:p text:style-name="P30">Volume toujours assez faible, de l'ordre du bruissement, quelques sautes pour des phrases clefs, importantes ou de l'ordre de la sentence.</text:p>
        </text:list-item>
        <text:list-item>
          <text:p text:style-name="P30">La partie « g » achève donc un cycle, elle est lue toute seule à partir de go.g03. Le mieux serait que le extrait joués autours soient de moins en moins présentes jusqu'à disparaître</text:p>
        </text:list-item>
      </text:list>
      <text:p text:style-name="P4"/>
      <text:p text:style-name="P10">=&gt;comment déterminer le nombre de Hp qui jouent en même temps ? On laisse peut être faire en fonction des indications temporelles ? </text:p>
      <text:p text:style-name="P4"/>
      <text:p text:style-name="P4"/>
      <text:p text:style-name="P6">Part1= go.a</text:p>
      <text:p text:style-name="P4"/>
      <text:p text:style-name="P27">début du récit, ext du bassin, dialogue entre « je » et l'ange.</text:p>
      <text:p text:style-name="P4"/>
      <text:p text:style-name="P4">go.a01: <text:span text:style-name="T1">2 3</text:span></text:p>
      <text:p text:style-name="P4"><text:span text:style-name="T6">go.</text:span>a02: <text:span text:style-name="T1">2 3 4</text:span></text:p>
      <text:p text:style-name="P4">go.a03: <text:span text:style-name="T1">2</text:span></text:p>
      <text:p text:style-name="P4">go.a04:<text:span text:style-name="T1"> <text:s/>2 3 4</text:span></text:p>
      <text:p text:style-name="P4">go.a05 : <text:span text:style-name="T2">2 3</text:span></text:p>
      <text:p text:style-name="P4">go.a06 : <text:span text:style-name="T2">2</text:span></text:p>
      <text:p text:style-name="P4"><text:soft-page-break/></text:p>
      <text:p text:style-name="P4"/>
      <text:p text:style-name="P4"/>
      <text:p text:style-name="P6">Part2=go.b</text:p>
      <text:p text:style-name="P4"/>
      <text:p text:style-name="P27">ext du bassin, introduction des démons, comme dans un récit, puis passe <text:s/>à l'évocation de la mosaïque de Torcello comme référence à son récit (=&gt;passage sur le 5 : boomer au centre)</text:p>
      <text:p text:style-name="P4"/>
      <text:p text:style-name="P4">go.b01: <text:span text:style-name="T1">1 2 3 4</text:span> (niveau sonore très faible)</text:p>
      <text:p text:style-name="P4">go.b02 : <text:span text:style-name="T2">5 </text:span>(peut être faire un passage entre les deux)</text:p>
      <text:p text:style-name="P4"/>
      <text:p text:style-name="P6">Part3=go.c</text:p>
      <text:p text:style-name="P4"/>
      <text:p text:style-name="P27">description des animaux, =&gt;changement de HP pour chaque animal, tout en gardant un HP en commun pour que le texte reste fluide.</text:p>
      <text:p text:style-name="P4"/>
      <text:p text:style-name="P4">go.c01:<text:span text:style-name="T1"> 2 4</text:span></text:p>
      <text:p text:style-name="P4">go.c02: <text:span text:style-name="T1">4 1</text:span></text:p>
      <text:p text:style-name="P4">go.c03: <text:span text:style-name="T1">1 3</text:span></text:p>
      <text:p text:style-name="P4">go.c04:<text:span text:style-name="T1"> 3 2</text:span></text:p>
      <text:p text:style-name="P4">go.c05: <text:span text:style-name="T1">1 2 3 4</text:span></text:p>
      <text:p text:style-name="P4"/>
      <text:p text:style-name="P6">Part4=go.d</text:p>
      <text:p text:style-name="P4"/>
      <text:p text:style-name="P27">description des anges puis chaque ange parle à je.</text:p>
      <text:p text:style-name="P4"/>
      <text:p text:style-name="P4">go.d01 : <text:span text:style-name="T1">1 2 3 4</text:span> (niveau sonore très faible)</text:p>
      <text:p text:style-name="P4">go.d02 : <text:span text:style-name="T1">1 2 </text:span>(niveau sonore très faible)</text:p>
      <text:p text:style-name="P4">go.d03: <text:span text:style-name="T1">1 2 3 4 </text:span>(niveau sonore très faible)</text:p>
      <text:p text:style-name="P4">go.d04: <text:span text:style-name="T1">1 2 3</text:span>(niveau sonore très faible)</text:p>
      <text:p text:style-name="P4">go.d05: <text:span text:style-name="T1">3 4 2</text:span>(niveau sonore très faible)</text:p>
      <text:p text:style-name="P4">go.d06: <text:span text:style-name="T1">1 2 3</text:span>(niveau sonore très faible)</text:p>
      <text:p text:style-name="P4">go.d07:<text:span text:style-name="T1"> 3 4 2</text:span>(niveau sonore très faible)</text:p>
      <text:p text:style-name="P4">go.d08:<text:span text:style-name="T1"> 1 2 3</text:span>(niveau sonore très faible)</text:p>
      <text:p text:style-name="P4">go.d09:<text:span text:style-name="T1"> 3 4 2</text:span>(niveau sonore très faible)</text:p>
      <text:p text:style-name="P4">go.d10:<text:span text:style-name="T1"> 1 2 3</text:span>(niveau sonore très faible)</text:p>
      <text:p text:style-name="P4">go.d11:<text:span text:style-name="T1"> 3 4 2</text:span>(niveau sonore très faible)</text:p>
      <text:p text:style-name="P4">go.d12:<text:span text:style-name="T1"> 1 2 3</text:span>(niveau sonore très faible)</text:p>
      <text:p text:style-name="P4">go.d13:<text:span text:style-name="T1"> 3 4 2</text:span>(niveau sonore très faible)</text:p>
      <text:p text:style-name="P4"/>
      <text:p text:style-name="P4"/>
      <text:p text:style-name="P6">Part5=go.e</text:p>
      <text:p text:style-name="P4"/>
      <text:p text:style-name="P27">partie essentiellement sur le deuxième ange, décrit « comme un miroir »=&gt; jeux de dialogue entre Hp ext et HP du bassin</text:p>
      <text:p text:style-name="P4"/>
      <text:p text:style-name="P4">go.e01: <text:span text:style-name="T1">5 10 1 2 3 4 (glissement vers le bassin)</text:span></text:p>
      <text:p text:style-name="P4">go.e02: <text:span text:style-name="T1">5 10</text:span></text:p>
      <text:p text:style-name="P4">go.e03: 7 <text:span text:style-name="T1">8 </text:span></text:p>
      <text:p text:style-name="P4">go.e04: <text:span text:style-name="T1">7</text:span></text:p>
      <text:p text:style-name="P4">go.e05: <text:span text:style-name="T1">8</text:span></text:p>
      <text:p text:style-name="P4">go.e06: <text:span text:style-name="T1">9 10</text:span></text:p>
      <text:p text:style-name="P4">go.e07: <text:span text:style-name="T1">9</text:span></text:p>
      <text:p text:style-name="P4"><text:soft-page-break/>go.e08: <text:span text:style-name="T1">10</text:span></text:p>
      <text:p text:style-name="P4">go.e09: <text:span text:style-name="T1">9</text:span></text:p>
      <text:p text:style-name="P4">go.e10: <text:span text:style-name="T1">10</text:span></text:p>
      <text:p text:style-name="P4">go.e11: <text:span text:style-name="T1">7 8 9 10</text:span></text:p>
      <text:p text:style-name="P4">go.e12: <text:span text:style-name="T1">7 8 9 10 (plus fort)</text:span></text:p>
      <text:p text:style-name="P5"/>
      <text:p text:style-name="P4"/>
      <text:p text:style-name="P6">Part6=go.f</text:p>
      <text:p text:style-name="P4"/>
      <text:p text:style-name="P27">partie plus descriptive, contemplative</text:p>
      <text:p text:style-name="P4"/>
      <text:p text:style-name="P4">go.f01: <text:span text:style-name="T1">1 2 3 4</text:span> (sourd)</text:p>
      <text:p text:style-name="P4"/>
      <text:p text:style-name="P6">part7= go.g</text:p>
      <text:p text:style-name="P4"/>
      <text:p text:style-name="P27">description des quatre femmes, puis chant, teneur apocalyptique dans le chant</text:p>
      <text:p text:style-name="P4"/>
      <text:p text:style-name="P4">go.g01: <text:span text:style-name="T1">1 2 3 4</text:span> (+plus fort que go.f01)</text:p>
      <text:p text:style-name="P4">go.g02: <text:span text:style-name="T1">2</text:span></text:p>
      <text:p text:style-name="P4">go.g03: <text:span text:style-name="T1">2 3</text:span></text:p>
      <text:p text:style-name="P4">go.g04: <text:span text:style-name="T1">1 2 3 4</text:span></text:p>
      <text:p text:style-name="P4">go.g05:<text:span text:style-name="T1"> 5</text:span></text:p>
      <text:p text:style-name="P4">go.g06: <text:span text:style-name="T1">1 2 3 4</text:span></text:p>
      <text:p text:style-name="P4">go.g07: <text:span text:style-name="T1">5</text:span></text:p>
      <text:p text:style-name="P4">go.g08: <text:span text:style-name="T1">1 2 3 4</text:span></text:p>
      <text:p text:style-name="P4">go.g09: <text:span text:style-name="T1">5</text:span></text:p>
      <text:p text:style-name="P4">go.g10: <text:span text:style-name="T1">1 2 3 4</text:span></text:p>
      <text:p text:style-name="P4">go.g11: <text:span text:style-name="T1">1 2 <text:s/>3 4 5</text:span></text:p>
      <text:p text:style-name="P4"/>
      <text:p text:style-name="P4"/>
      <text:p text:style-name="P7">François = fr.</text:p>
      <text:p text:style-name="P4"/>
      <text:p text:style-name="P4"/>
      <text:p text:style-name="P35"><text:span text:style-name="T3">Texte de substance</text:span>, apparaître très souvent, dans le bassin, répond en échos aux autres textes de cette nature très fragmenté et perturbe les textes plus structurés.</text:p>
      <text:p text:style-name="P37"/>
      <text:list xml:id="list436308135" text:style-name="WW8Num1">
        <text:list-item>
          <text:p text:style-name="P47">lecture aléatoire dans les différents extraits.</text:p>
        </text:list-item>
        <text:list-item>
          <text:p text:style-name="P48">Texte joué toutes les 5 à 10 secondes</text:p>
        </text:list-item>
        <text:list-item>
          <text:p text:style-name="P47">Le décompte ne s’effectue qu’à la fin de l’extrait (ou des extraits) joué</text:p>
        </text:list-item>
        <text:list-item>
          <text:p text:style-name="P47">Les morceaux d’une même partie ont <text:span text:style-name="T3">tendance</text:span> (3/4) à être lu l’un après l’autre sur un même HP (4 fois sur 5)=&gt; plusieurs extraits d’une même parti peuvent être joué l’un à la suite de l’autre, dans la limite des extraits présents dans la partie. Lorsque plusieurs extraits d’une partie sont tirés, ils doivent être lu à la suite de manière linéaire. </text:p>
        </text:list-item>
        <text:list-item>
          <text:p text:style-name="P50">Peut être joué sur 1 (3/4 de fois) 2 (1/5 de fois) ou 3 (1/5 de fois) HP en même temps</text:p>
        </text:list-item>
        <text:list-item>
          <text:p text:style-name="P49">Texte joué fréquement sur <text:span text:style-name="T1">6 9 10 (</text:span>2/3 de chance)</text:p>
        </text:list-item>
        <text:list-item>
          <text:p text:style-name="P50">Texte joué plus rarement sur <text:span text:style-name="T1">7 8 (</text:span>1/3 de chance)</text:p>
        </text:list-item>
        <text:list-item>
          <text:p text:style-name="P50">Texte joué très rarement sur <text:s/><text:span text:style-name="T1">5 </text:span>(1/5 de chance)</text:p>
        </text:list-item>
      </text:list>
      <text:p text:style-name="P39">(exclusivement dans le bassin ?)</text:p>
      <text:p text:style-name="P38"/>
      <text:p text:style-name="P14">fr.e02 répété 3x au même niveau sonore, sur des HP différents</text:p>
      <text:p text:style-name="P42">lorsque fr.i01 est joué : il est rejoué<text:span text:style-name="T13"> 10 fois, en décalés de 0.5s sur un haut parleur différents à chaque </text:span><text:soft-page-break/><text:span text:style-name="T13">fois </text:span></text:p>
      <text:p text:style-name="P19">fr.h04 sur<text:span text:style-name="T2"> 6</text:span></text:p>
      <text:p text:style-name="P42">fr.m01 joué plus souvent (<text:span text:style-name="T7">1 fois sur 10)</text:span><text:span text:style-name="T8">, répété plusiseurs 3 fois en en décallé de 0,5s, </text:span><text:span text:style-name="T12">à des volumes différents (est-ce possible?)</text:span></text:p>
      <text:p text:style-name="P41">fr.n01 joué plus souvent ( 1 fois sur 10)</text:p>
      <text:p text:style-name="P41"/>
      <text:p text:style-name="P4"/>
      <text:p text:style-name="P4">les “fr.h” peuvent se supperposer</text:p>
      <text:p text:style-name="P4"/>
      <text:p text:style-name="P7">Vincent= VT_</text:p>
      <text:p text:style-name="P4"/>
      <text:p text:style-name="P36">Texte « mosaïque » dans sa forme.<text:span text:style-name="T3">Texte de « substance »</text:span></text:p>
      <text:p text:style-name="Standard"/>
      <text:list xml:id="list811252862" text:continue-numbering="true" text:style-name="WW8Num1">
        <text:list-item>
          <text:p text:style-name="P45">lecture aléatoire dans les différents extraits.`</text:p>
        </text:list-item>
        <text:list-item>
          <text:p text:style-name="P45">Texte joué toutes les 3 à 8 secondes</text:p>
        </text:list-item>
        <text:list-item>
          <text:p text:style-name="P45">Le décompte ne s’effectue qu’à la fin de l’extrait (ou des extraits) joué</text:p>
        </text:list-item>
        <text:list-item>
          <text:p text:style-name="P46">Les morceaux d’une même partie ont <text:span text:style-name="T3">tendance</text:span> (4 fois sur 5) à être lu l’un après l’autre sur des HP différents (trois fois sur 4) )=&gt; plusieurs extraits d’une même parti peuvent être joué l’un à la suite de l’autre, dans la limite des extraits présents dans la partie. Lorsque plusieurs extraits d’une partie sont tirés, ils doivent être lu à la suite de manière linéaire.</text:p>
        </text:list-item>
        <text:list-item>
          <text:p text:style-name="P45">Le décompte (l’espace temps entre l’extrait suivant sélectionné) ne s’effectue qu’à la fin de l’extrait joué.</text:p>
        </text:list-item>
        <text:list-item>
          <text:p text:style-name="P45">1 HP (le plus souvent, : ¾ de fois) ou 2 <text:s/>HP (1/4 de fois) en même temps. </text:p>
        </text:list-item>
        <text:list-item>
          <text:p text:style-name="P45">Texte joué fréquement sur<text:span text:style-name="T1"> 7 8 10 </text:span>(3/4 de chance) </text:p>
        </text:list-item>
        <text:list-item>
          <text:p text:style-name="P45">Texte plus rarement sur<text:span text:style-name="T1"> 9 6 </text:span>(1/4 de chance)</text:p>
        </text:list-item>
        <text:list-item>
          <text:p text:style-name="P45">Texte plus rarement sur<text:span text:style-name="T1"> 5</text:span> (1/6 de chance)</text:p>
        </text:list-item>
      </text:list>
      <text:p text:style-name="Standard"/>
      <text:p text:style-name="Standard">vt.c01 joué plus souvent (1 fois sur 7)</text:p>
      <text:p text:style-name="Standard">vt.d04 joué plus souvent (1 fois sur 7)</text:p>
      <text:p text:style-name="Standard">vt.m01 joué 1 fois sur 10</text:p>
      <text:p text:style-name="Standard">vt.o01 joué une fois sur 10</text:p>
      <text:p text:style-name="Standard">vt.p01 joué une fois sur 10</text:p>
      <text:p text:style-name="Standard">vt.s01joué une fois sur 10</text:p>
      <text:p text:style-name="Standard">vt.i02joué une fois sur 10</text:p>
      <text:p text:style-name="Standard">vt.u02 joué 1 fois sur 13</text:p>
      <text:p text:style-name="Standard">vt.t01 joué sur<text:span text:style-name="T1"> 6</text:span></text:p>
      <text:p text:style-name="Standard">vt.u06 joué sur<text:span text:style-name="T1"> 7</text:span> ou<text:span text:style-name="T1"> 8</text:span> une foi sur 15</text:p>
      <text:p text:style-name="Standard">partie b tiré plus facilement (1 fois sur 5)</text:p>
      <text:p text:style-name="Standard"/>
      <text:p text:style-name="P4">niveau sonore moyen qui variera avec le changement de HP</text:p>
      <text:p text:style-name="P4">vt.u06 volume fort</text:p>
      <text:p text:style-name="P4"/>
      <text:p text:style-name="P4"><text:span text:style-name="T11">les fragments peuvent se superposer de quelques secondes (voir 10ème de seconde)</text:span></text:p>
      <text:p text:style-name="P4"/>
      <text:p text:style-name="P37">RoseA=ra.</text:p>
      <text:p text:style-name="P26">RoseB=rb.</text:p>
      <text:p text:style-name="P4"/>
      <text:p text:style-name="P36">Texte aux fragments plus longs.</text:p>
      <text:p text:style-name="P36">Système proche de « nathalias A, nathalia B »</text:p>
      <text:p text:style-name="Standard"/>
      <text:list xml:id="list1602097985" text:continue-numbering="true" text:style-name="WW8Num1">
        <text:list-item>
          <text:p text:style-name="P45">Texte joué toutes les 3 à 5 min (l’un ou l’autre ou les deux)</text:p>
        </text:list-item>
        <text:list-item>
          <text:p text:style-name="P45"><text:soft-page-break/>Le décompte commence à la fin de l’extrait (ou des extraits) joué.</text:p>
        </text:list-item>
        <text:list-item>
          <text:p text:style-name="P51">rb. Peut être joué seul, par parti ou par extraits (mais pas le texte en entier).</text:p>
        </text:list-item>
        <text:list-item>
          <text:p text:style-name="P51">les partie de ra peuvent être jouées avec les partie de rb correspondantes sur des HP différents entre <text:span text:style-name="T1">7 8 </text:span><text:span text:style-name="T6">(1/3 de chance)</text:span><text:span text:style-name="T1"> 9 10</text:span> (2/3 de chance) <text:span text:style-name="T1">6</text:span> (1/6 de chance).</text:p>
        </text:list-item>
        <text:list-item>
          <text:p text:style-name="P51">Plusieurs extraits d’une même partie peuvent être tirés l’un à la suite de l’autre. Lorsque c’est le cas, ils doivent être joués de manière linéaire. Leurs jeu respectif doit débuté en même temps, mais se poursuivre en parallèle sans nécessité de synchronisation des différents extraits (ex : ra.a01 et rb.a02 doivent être joué en même temps que rb.a01 et rb.a02, ra.a01 et rb.a02 commencent au même moment puis enchaînent séparément et respectivement sur ra.a02 et rb.a02)</text:p>
        </text:list-item>
        <text:list-item>
          <text:p text:style-name="P51">les extrait de ra. avec extrait de rb.correspondant (ex : ra.a01 en même temps que rb.a01) sur des HP différents entre <text:span text:style-name="T1">7 8 9 10</text:span> (3/4 de chance) <text:span text:style-name="T1">6</text:span> (1/6 de chance).</text:p>
        </text:list-item>
        <text:list-item>
          <text:p text:style-name="P45">1/6 de chance d’être joué sur <text:span text:style-name="T1">1 2 3 4</text:span> <text:span text:style-name="T3">en même temps, </text:span>ra avec rb ou séparément</text:p>
        </text:list-item>
      </text:list>
      <text:p text:style-name="Standard">niveau sonore moyen qui variera avec le changement de HP</text:p>
      <text:p text:style-name="P4"/>
      <text:p text:style-name="P10">Volume en crescendo qd la totalité des extraits d'une partie sont joués=&gt;possibilité d'ajuster sur chaque extrait dans supercolider ?</text:p>
      <text:p text:style-name="P4"/>
      <text:p text:style-name="P4"/>
      <text:p text:style-name="P37">Jim=ji.</text:p>
      <text:p text:style-name="P37"/>
      <text:p text:style-name="P31">Texte emblématique de l’intention global : « mosaïque proses poems dialogues ». Texte de « substance »</text:p>
      <text:p text:style-name="Standard"/>
      <text:list xml:id="list412305316" text:continue-numbering="true" text:style-name="WW8Num1">
        <text:list-item>
          <text:p text:style-name="P45">Texte qui peut être lu dans son intégralité, par partis ou par extraits</text:p>
        </text:list-item>
        <text:list-item>
          <text:p text:style-name="P45">Joué toutes les 7 à 10 secondes sur <text:span text:style-name="T1">5 7 8 9 ou 10</text:span> </text:p>
        </text:list-item>
        <text:list-item>
          <text:p text:style-name="P45">Joué toutes les 7 à 10 s</text:p>
        </text:list-item>
        <text:list-item>
          <text:p text:style-name="P45">Le décompte ne s’effectue qu’à la fin de l’extrait joué</text:p>
        </text:list-item>
        <text:list-item>
          <text:p text:style-name="P40">1 fois sur 20 sur <text:span text:style-name="T1">1 2 3 4</text:span> en même temps</text:p>
        </text:list-item>
        <text:list-item>
          <text:p text:style-name="P45">joué toutes les 13 min <text:span text:style-name="T3">dans son intégralité</text:span> <text:span text:style-name="T3">dans le </text:span><text:span text:style-name="T4">5</text:span></text:p>
        </text:list-item>
      </text:list>
      <text:p text:style-name="Standard"/>
      <text:p text:style-name="Standard">ji.d01 moins fréquents (1 foi sur 20)</text:p>
      <text:p text:style-name="P4">niveau sonore moyen fort qui variera avec le changement de HP</text:p>
      <text:p text:style-name="P4"/>
      <text:p text:style-name="P4">ji.a01 : <text:s/>peut sortir sous la forme : 5 fois <text:s/>sur 5 HP différent entre <text:span text:style-name="T2">1 2 3 4 5 6 7 8 9 10</text:span></text:p>
      <text:p text:style-name="P6"/>
      <text:p text:style-name="P4"/>
      <text:p text:style-name="P8">nathaliaA=na.</text:p>
      <text:p text:style-name="P8">nathaliaB=nb.</text:p>
      <text:p text:style-name="P8"/>
      <text:p text:style-name="P28">Texte de substance</text:p>
      <text:p text:style-name="P2"><text:span text:style-name="T2"/></text:p>
      <text:p text:style-name="P2"><text:span text:style-name="T2">Attention</text:span>, na.a01 pour des raisons de synchronisation avec nb.a01 est un silence.</text:p>
      <text:p text:style-name="P1">Si elle est lut seul, tant pie, il y aura un silence.</text:p>
      <text:p text:style-name="P2">Il n'y a qu'une seule partie “a” dans na. et nb.</text:p>
      <text:p text:style-name="P2">Elles sont composé du même nombre d'extraits de 01 à 05</text:p>
      <text:p text:style-name="P2"/>
      <text:list xml:id="list2095358316" text:style-name="L7">
        <text:list-item>
          <text:p text:style-name="P24">Le texte, une partie ou un extrait doit être joué à un interval <text:span text:style-name="T7">entre 7 et 10 secondes, </text:span><text:span text:style-name="T9">à partir</text:span> de la fin du dernier extrait joué. </text:p>
        </text:list-item>
        <text:list-item>
          <text:p text:style-name="P24"><text:s/>na et nb peuvent être joué ensemble ou séparément selon les règles suivantes</text:p>
        </text:list-item>
      </text:list>
      <text:p text:style-name="P2"/>
      <text:p text:style-name="P2"><text:soft-page-break/></text:p>
      <text:p text:style-name="P2"/>
      <text:p text:style-name="P2"><text:span text:style-name="T3">Les parties na et nb </text:span>: peuvent être jouées en même temps dans leurs intégralité dans des HP différents</text:p>
      <text:p text:style-name="P2">- il faut que na et nb soient joué de manière à ce qu'ils soient synchronisé (qu'ils commencent au même moment), ensuite, ils sont autonomes: les extraits de na s'enchaînent de manière indépendante des extraits de nb</text:p>
      <text:p text:style-name="P2">- il s'agit de la combinaison qui a le plus de chance d'être appliquée. (2 fois sur 3)</text:p>
      <text:p text:style-name="P2"/>
      <text:p text:style-name="P2"><text:tab/><text:tab/><text:tab/>peuvent être jouées séparément dans leur intégralité</text:p>
      <text:p text:style-name="P2"/>
      <text:p text:style-name="P2"/>
      <text:p text:style-name="P2">l<text:span text:style-name="T3">es extraits de na et de nb</text:span>: <text:s/>peuvent être joués en même temps seul (na.a01 avec nb.a01). <text:s/></text:p>
      <text:p text:style-name="P2"><text:tab/><text:tab/><text:tab/> <text:s text:c="7"/>De la même manière, ils peuvent être joués deux par deux ou trois par trois ou quatre par quatre. Lorsque un extrait a été tiré, et que de manière arbitraire, il est décidé que, par exemple, 3 parties seront jouées, alors, ces trois parties sont jouées en se suivant de manière linéaire. </text:p>
      <text:p text:style-name="P2">(ex: 3 parties de na et de nb vont être joué en même temps, il a été décidé que ce serait les parties na.a03 et nb.a04 qui serait jouées en même temps, suivront, de manière autonome, comme précédement lorsque que les parties étaient tirées dans leurs intégralité, les extraits na.a04 et na.a05 et nb.a04 et nb.a05)</text:p>
      <text:p text:style-name="P2"><text:tab/><text:tab/><text:tab/> <text:s text:c="7"/>ils peuvent également être joué seul, séparément, de manière indépendantes (ex: na.a01 seul) deux par deux, trois par trois ou quatre par quatre. Ils doivent alors se suivre de manière linéaire.</text:p>
      <text:p text:style-name="P2"/>
      <text:p text:style-name="P2">Volume moyen qui variera selon les hauts parleurs</text:p>
      <text:p text:style-name="P2"/>
      <text:p text:style-name="P8">nathaliaC=nc.</text:p>
      <text:p text:style-name="P3"><text:tab/><text:tab/><text:tab/> <text:s text:c="6"/><text:tab/></text:p>
      <text:p text:style-name="P3">il s'agit des bruits annexe de l'enregistrement de nathalia.</text:p>
      <text:p text:style-name="P3">Ils peuvent être joué n'importe quand sur les hauts parleurs: </text:p>
      <text:p text:style-name="P3">ils ne doivent pas apparaître trop souvent :</text:p>
      <text:p text:style-name="P3"/>
      <text:p text:style-name="P3">nc.a01: sur <text:span text:style-name="T2">7 8 9 </text:span>ou <text:span text:style-name="T2">10</text:span></text:p>
      <text:p text:style-name="P3"><text:tab/>vols 0.05 </text:p>
      <text:p text:style-name="P3"><text:tab/>toute les 3 min</text:p>
      <text:p text:style-name="P3"/>
      <text:p text:style-name="P3">nc.b01: sur un seul HP à la foi</text:p>
      <text:p text:style-name="P3"><text:tab/> peut être joué sur <text:span text:style-name="T2">5 6 8 9 </text:span>ou <text:span text:style-name="T2">10</text:span></text:p>
      <text:p text:style-name="P3"><text:tab/>toutes les 4 min</text:p>
      <text:p text:style-name="P3"/>
      <text:p text:style-name="P3">nc.c01: vols 0.07</text:p>
      <text:p text:style-name="P3">nc.c02 : vols 0.09</text:p>
      <text:p text:style-name="P3">nc.c01et nc.c02: toujours lu à la suite</text:p>
      <text:p text:style-name="P3"><text:tab/><text:tab/> <text:s text:c="2"/>joués sur 2 les HP différents: </text:p>
      <text:p text:style-name="P3"><text:s/><text:span text:style-name="T2">7 </text:span>puis<text:span text:style-name="T2"> 8 </text:span><text:span text:style-name="T5">ou</text:span> <text:span text:style-name="T2">9</text:span> puis <text:span text:style-name="T2">10</text:span></text:p>
      <text:p text:style-name="P3"><text:tab/><text:tab/> <text:s/>toutes les 3 min </text:p>
      <text:p text:style-name="P3"><text:tab/><text:tab/></text:p>
      <text:p text:style-name="P3"/>
      <text:p text:style-name="P3"/>
      <text:p text:style-name="P8">Fabrice=fa.</text:p>
      <text:p text:style-name="P3"><text:soft-page-break/></text:p>
      <text:list xml:id="list1485974383" text:style-name="L2">
        <text:list-item>
          <text:p text:style-name="P16">une seule partie, un seul extrait</text:p>
        </text:list-item>
        <text:list-item>
          <text:p text:style-name="P16">joué sur <text:span text:style-name="T2">5</text:span> <text:span text:style-name="T2">7 8 9</text:span> ou <text:span text:style-name="T2">10</text:span></text:p>
        </text:list-item>
        <text:list-item>
          <text:p text:style-name="P16">toutes les 4 min </text:p>
        </text:list-item>
        <text:list-item>
          <text:p text:style-name="P16">volume moyen</text:p>
        </text:list-item>
      </text:list>
      <text:p text:style-name="P3"/>
      <text:p text:style-name="P8">Tamim=ta.</text:p>
      <text:p text:style-name="P3"><text:s/></text:p>
      <text:list xml:id="list1077210049" text:style-name="L3">
        <text:list-item>
          <text:p text:style-name="P17">les parties peuvent être jouées séparément ou à la suite</text:p>
        </text:list-item>
        <text:list-item>
          <text:p text:style-name="P17">Une sélection dans le texte doit être joué toutes les 4 min</text:p>
        </text:list-item>
      </text:list>
      <text:list xml:id="list775235264" text:style-name="L4">
        <text:list-item>
          <text:p text:style-name="P18">peut être joué sur <text:span text:style-name="T2">6</text:span> <text:span text:style-name="T2">7 8 9 </text:span>ou <text:span text:style-name="T2">10</text:span></text:p>
        </text:list-item>
        <text:list-item>
          <text:p text:style-name="P18">peut être joué sur deux HP en même temps</text:p>
        </text:list-item>
        <text:list-item>
          <text:p text:style-name="P18">peut être joué sur <text:span text:style-name="T2">1 2 3 4</text:span> mais sur les 4 en même temps</text:p>
        </text:list-item>
        <text:list-item>
          <text:p text:style-name="P18">seul les extrait joués seul sur un HP peuvent être joués sur <text:span text:style-name="T2">6 </text:span></text:p>
        </text:list-item>
      </text:list>
      <text:p text:style-name="P3"/>
      <text:p text:style-name="P3"/>
      <text:p text:style-name="P8">Pampos=pa.</text:p>
      <text:p text:style-name="P8"/>
      <text:list xml:id="list2136365277" text:style-name="L5">
        <text:list-item>
          <text:p text:style-name="P22">Chaque partie est composé de trois extraits</text:p>
        </text:list-item>
        <text:list-item>
          <text:p text:style-name="P22">les extraits commençant par 01 doivent être joués toutes les 1 min sur <text:span text:style-name="T2">6 9 </text:span>ou <text:span text:style-name="T2">10</text:span></text:p>
        </text:list-item>
        <text:list-item>
          <text:p text:style-name="P22">Toutes les 5 min, au moins une partie doit être joué dans son intégralité. (il peut être joué plusieurs à la suite, sans restriction, mais selon la règle suivante :</text:p>
        </text:list-item>
      </text:list>
      <text:p text:style-name="P2">Chaque extrait de la partie (01 02 et 03) doit être joué sur des haut parleurs différents entre <text:span text:style-name="T2">7 8 9 et 10.</text:span></text:p>
      <text:list xml:id="list1505202277" text:style-name="L6">
        <text:list-item>
          <text:p text:style-name="P23">Toutes les 20 min, une partie est joué sur les HP <text:span text:style-name="T2">1 2 3</text:span> et <text:span text:style-name="T2">4 </text:span>en même temps.</text:p>
        </text:list-item>
      </text:list>
      <text:p text:style-name="P2"/>
      <text:p text:style-name="P37">Sekugushi</text:p>
      <text:p text:style-name="P37"/>
      <text:p text:style-name="Standard">3 texte « bonus » si on a le temps</text:p>
      <text:p text:style-name="P37"/>
      <text:p text:style-name="P37">Sekugushi A= sa.</text:p>
      <text:p text:style-name="Standard"/>
      <text:p text:style-name="P20">- possibilité de lire sa se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style:font-name-asian="Arial Unicode MS1" style:font-size-asian="12pt" style:language-asian="zh" style:country-asian="CN" style:font-name-complex="Arial Unicode MS1"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ötz :</dc:title>
    <meta:editing-duration>P2172DT12H39M44S</meta:editing-duration>
    <dc:date>2012-06-25T09:45:02</dc:date>
    <meta:generator>LibreOffice/3.5$MacOSX_x86 LibreOffice_project/165a79a-7059095-e13bb37-fef39a4-9503d18</meta:generator>
    <meta:editing-cycles>42</meta:editing-cycles>
    <meta:document-statistic meta:table-count="0" meta:image-count="0" meta:object-count="0" meta:page-count="7" meta:paragraph-count="215" meta:word-count="2332" meta:character-count="12006" meta:non-whitespace-character-count="9857"/>
    <meta:user-defined meta:name="Info 1"/>
    <meta:user-defined meta:name="Info 2"/>
    <meta:user-defined meta:name="Info 3"/>
    <meta:user-defined meta:name="Info 4"/>
  </office:meta>
</office:document-meta>
</file>